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AFB00000C82DF2F197C.svm"/>
  <manifest:file-entry manifest:media-type="" manifest:full-path="Pictures/2000000700001A5C000006D34BB55FBE.svm"/>
  <manifest:file-entry manifest:media-type="" manifest:full-path="Pictures/2000000700001B99000006840B28E07C.svm"/>
  <manifest:file-entry manifest:media-type="" manifest:full-path="Pictures/2000000700001D0C0000087BE9F2C19C.svm"/>
  <manifest:file-entry manifest:media-type="" manifest:full-path="Pictures/2000000700001AC6000006D3DB483E0F.svm"/>
  <manifest:file-entry manifest:media-type="" manifest:full-path="Pictures/2000000700001B99000006B94B570467.svm"/>
  <manifest:file-entry manifest:media-type="" manifest:full-path="Pictures/2000000700001B64000006D301A57746.svm"/>
  <manifest:file-entry manifest:media-type="" manifest:full-path="Pictures/20000007000034EC00000BFEC5AAE89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fo:font-size="11pt" style:font-size-asian="11pt" style:font-size-complex="11pt"/>
    </style:style>
    <style:style style:name="P5" style:family="paragraph" style:parent-style-name="Preformatted_20_Text">
      <style:paragraph-properties fo:margin-top="0cm" fo:margin-bottom="0.499cm" fo:line-height="125%" fo:background-color="#1c1c1c">
        <style:background-image/>
      </style:paragraph-properties>
    </style:style>
    <style:style style:name="P6" style:family="paragraph" style:parent-style-name="Preformatted_20_Text">
      <style:paragraph-properties fo:margin-top="0cm" fo:margin-bottom="0.499cm" fo:line-height="125%" fo:background-color="#1c1c1c">
        <style:background-image/>
      </style:paragraph-properties>
      <style:text-properties fo:color="#ffffff"/>
    </style:style>
    <style:style style:name="P7" style:family="paragraph" style:parent-style-name="Preformatted_20_Text">
      <style:paragraph-properties fo:margin-top="0cm" fo:margin-bottom="0.499cm" fo:line-height="125%" fo:text-align="justify" style:justify-single-word="false" fo:background-color="#1c1c1c">
        <style:background-image/>
      </style:paragraph-properties>
      <style:text-properties fo:color="#ffffff" style:text-underline-style="none" fo:font-weight="normal" style:font-weight-asian="normal" style:font-weight-complex="normal"/>
    </style:style>
    <style:style style:name="P8" style:family="paragraph" style:parent-style-name="Preformatted_20_Text">
      <style:paragraph-properties fo:line-height="125%" fo:background-color="#111111">
        <style:background-image/>
      </style:paragraph-properties>
    </style:style>
    <style:style style:name="P9" style:family="paragraph" style:parent-style-name="Preformatted_20_Text">
      <style:paragraph-properties fo:text-align="justify" style:justify-single-word="false" fo:background-color="#111111">
        <style:background-image/>
      </style:paragraph-properties>
    </style:style>
    <style:style style:name="P10" style:family="paragraph" style:parent-style-name="Preformatted_20_Text">
      <style:paragraph-properties fo:line-height="125%" fo:background-color="#111111">
        <style:background-image/>
      </style:paragraph-properties>
      <style:text-properties fo:color="#ffffff"/>
    </style:style>
    <style:style style:name="P11" style:family="paragraph" style:parent-style-name="Preformatted_20_Text">
      <style:paragraph-properties fo:text-align="justify" style:justify-single-word="false" fo:background-color="#1c1c1c">
        <style:background-image/>
      </style:paragraph-properties>
      <style:text-properties fo:color="#ffffff" style:text-underline-style="none" fo:font-weight="normal" style:font-weight-asian="normal" style:font-weight-complex="normal"/>
    </style:style>
    <style:style style:name="P12" style:family="paragraph" style:parent-style-name="Preformatted_20_Text">
      <style:paragraph-properties fo:line-height="125%" fo:background-color="#1c1c1c">
        <style:background-image/>
      </style:paragraph-properties>
      <style:text-properties fo:color="#ffffff"/>
    </style:style>
    <style:style style:name="P13" style:family="paragraph" style:parent-style-name="Preformatted_20_Text">
      <style:paragraph-properties fo:line-height="125%" fo:background-color="#1c1c1c">
        <style:background-image/>
      </style:paragraph-properties>
    </style:style>
    <style:style style:name="P14" style:family="paragraph" style:parent-style-name="Preformatted_20_Text">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15" style:family="paragraph" style:parent-style-name="Preformatted_20_Text">
      <style:paragraph-properties fo:text-align="justify" style:justify-single-word="false" fo:background-color="#1c1c1c">
        <style:background-image/>
      </style:paragraph-properties>
    </style:style>
    <style:style style:name="P16" style:family="paragraph" style:parent-style-name="Standard"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7" style:family="paragraph" style:parent-style-name="Standard" style:list-style-name="L4">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list-style-name="L5">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justify" style:justify-single-word="false"/>
      <style:text-properties style:text-underline-style="none" fo:font-weight="normal" style:font-weight-asian="normal" style:font-weight-complex="normal"/>
    </style:style>
    <style:style style:name="P20" style:family="paragraph" style:parent-style-name="Standard" style:list-style-name="L6">
      <style:paragraph-properties fo:text-align="justify" style:justify-single-word="false"/>
      <style:text-properties style:text-underline-style="none" fo:font-weight="normal" style:font-weight-asian="normal" style:font-weight-complex="normal"/>
    </style:style>
    <style:style style:name="P21" style:family="paragraph" style:parent-style-name="Standard" style:list-style-name="L7">
      <style:paragraph-properties fo:text-align="justify" style:justify-single-word="false"/>
      <style:text-properties style:text-underline-style="none" fo:font-weight="normal" style:font-weight-asian="normal" style:font-weight-complex="normal"/>
    </style:style>
    <style:style style:name="P22" style:family="paragraph" style:parent-style-name="Standard" style:list-style-name="L2">
      <style:paragraph-properties fo:text-align="justify" style:justify-single-word="false"/>
    </style:style>
    <style:style style:name="P23" style:family="paragraph" style:parent-style-name="Standard" style:list-style-name="L3">
      <style:paragraph-properties fo:text-align="justify" style:justify-single-word="false"/>
    </style:style>
    <style:style style:name="P24"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9" style:family="paragraph" style:parent-style-name="Standard" style:list-style-name="L8">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0" style:family="paragraph" style:parent-style-name="Standard" style:list-style-name="L10">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1" style:family="paragraph" style:parent-style-name="Standard" style:list-style-name="L11">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33" style:family="paragraph" style:parent-style-name="Preformatted_20_Text">
      <style:paragraph-properties fo:margin-top="0cm" fo:margin-bottom="0.499cm" fo:line-height="125%" fo:text-align="justify" style:justify-single-word="false" fo:background-color="#1c1c1c">
        <style:background-image/>
      </style:paragraph-properties>
      <style:text-properties fo:color="#008800" fo:font-style="italic" style:text-underline-style="none" fo:font-weight="normal" fo:background-color="#0f140f" style:font-weight-asian="normal" style:font-weight-complex="normal"/>
    </style:style>
    <style:style style:name="P34" style:family="paragraph" style:parent-style-name="Preformatted_20_Text">
      <style:paragraph-properties fo:margin-top="0cm" fo:margin-bottom="0.499cm" fo:line-height="125%" fo:background-color="#1c1c1c">
        <style:background-image/>
      </style:paragraph-properties>
      <style:text-properties fo:color="#ffffff"/>
    </style:style>
    <style:style style:name="P35" style:family="paragraph" style:parent-style-name="Preformatted_20_Text">
      <style:paragraph-properties fo:margin-top="0cm" fo:margin-bottom="0.499cm" fo:line-height="125%" fo:background-color="#1c1c1c">
        <style:background-image/>
      </style:paragraph-properties>
    </style:style>
    <style:style style:name="P36" style:family="paragraph" style:parent-style-name="Preformatted_20_Text">
      <style:paragraph-properties fo:margin-top="0cm" fo:margin-bottom="0.499cm" fo:line-height="125%" fo:background-color="#111111">
        <style:background-image/>
      </style:paragraph-properties>
      <style:text-properties fo:color="#ffffff"/>
    </style:style>
    <style:style style:name="P37" style:family="paragraph" style:parent-style-name="Preformatted_20_Text">
      <style:paragraph-properties fo:text-align="justify" style:justify-single-word="false" fo:background-color="#1c1c1c">
        <style:background-image/>
      </style:paragraph-properties>
      <style:text-properties fo:font-style="normal" style:text-underline-style="none" fo:font-weight="normal" style:font-style-asian="normal" style:font-weight-asian="normal" style:font-style-complex="normal" style:font-weight-complex="normal"/>
    </style:style>
    <style:style style:name="P38" style:family="paragraph" style:parent-style-name="Preformatted_20_Text">
      <style:paragraph-properties fo:line-height="125%" fo:background-color="#1c1c1c">
        <style:background-image/>
      </style:paragraph-properties>
    </style:style>
    <style:style style:name="P39" style:family="paragraph" style:parent-style-name="Preformatted_20_Text">
      <style:paragraph-properties fo:line-height="125%" fo:background-color="#1c1c1c">
        <style:background-image/>
      </style:paragraph-properties>
      <style:text-properties fo: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b660a" fo:font-weight="bold"/>
    </style:style>
    <style:style style:name="T4" style:family="text">
      <style:text-properties fo:color="#fb660a" fo:font-weight="bold" style:font-weight-asian="normal" style:font-weight-complex="normal"/>
    </style:style>
    <style:style style:name="T5" style:family="text">
      <style:text-properties fo:color="#fb660a" style:text-underline-style="none" fo:font-weight="bold" style:font-weight-asian="normal" style:font-weight-complex="normal"/>
    </style:style>
    <style:style style:name="T6" style:family="text">
      <style:text-properties fo:color="#fb660a" fo:font-style="normal" fo:font-weight="bold" style:font-style-asian="normal" style:font-style-complex="normal"/>
    </style:style>
    <style:style style:name="T7" style:family="text">
      <style:text-properties fo:color="#ff0086" fo:font-weight="bold"/>
    </style:style>
    <style:style style:name="T8" style:family="text">
      <style:text-properties fo:color="#ff0086" fo:font-weight="bold" style:font-weight-asian="normal" style:font-weight-complex="normal"/>
    </style:style>
    <style:style style:name="T9" style:family="text">
      <style:text-properties fo:color="#ff0086" style:text-underline-style="none" fo:font-weight="bold" style:font-weight-asian="normal" style:font-weight-complex="normal"/>
    </style:style>
    <style:style style:name="T10" style:family="text">
      <style:text-properties fo:color="#ffffff"/>
    </style:style>
    <style:style style:name="T11" style:family="text">
      <style:text-properties fo:color="#ffffff" style:text-underline-style="none" fo:font-weight="normal" style:font-weight-asian="normal" style:font-weight-complex="normal"/>
    </style:style>
    <style:style style:name="T12" style:family="text">
      <style:text-properties fo:color="#ffffff" fo:font-weight="normal" style:font-weight-asian="normal" style:font-weight-complex="normal"/>
    </style:style>
    <style:style style:name="T13" style:family="text">
      <style:text-properties fo:color="#ffffff"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fo:color="#0086d2"/>
    </style:style>
    <style:style style:name="T18" style:family="text">
      <style:text-properties fo:color="#0086f7" fo:font-weight="bold"/>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ORATORS</text:p>
      <text:p text:style-name="P1"/>
      <text:list xml:id="list5230607745865896185" text:style-name="L1">
        <text:list-item>
          <text:p text:style-name="P16">Basics</text:p>
        </text:list-item>
      </text:list>
      <text:p text:style-name="P2"/>
      <text:p text:style-name="P3"><text:span text:style-name="T15">Voici la syntaxe basique d'un </text:span><text:span text:style-name="T16">decorator </text:span><text:span text:style-name="T15">en Python :</text:span></text:p>
      <text:p text:style-name="P2"/>
      <text:p text:style-name="P11">@my_decorator</text:p>
      <text:p text:style-name="P13"><text:span text:style-name="T3">def</text:span> <text:s text:c="4"/><text:span text:style-name="T7">my_function</text:span><text:span text:style-name="T10">():</text:span></text:p>
      <text:p text:style-name="P33"><text:s text:c="8"/># Do stuff...</text:p>
      <text:p text:style-name="P3"><text:span text:style-name="T15">De manière générale, un </text:span><text:span text:style-name="T16">decorator</text:span><text:span text:style-name="T15"> est une fonction qui prend une autre fonction comme argument, et va permettre de prolonger le fonctionnement de la fonction d'origine (de lui ajouter des fonctionnalités) sans modifier le code même de cette fonction d'origine.</text:span></text:p>
      <text:p text:style-name="P2"/>
      <text:p text:style-name="P3"><text:span text:style-name="T15">Dans la formulation de ci-dessus, la fonction </text:span><text:span text:style-name="T16">my_function </text:span><text:span text:style-name="T15">serait étendue dans ses fonctionnalités par </text:span><text:span text:style-name="T16">my_decorator</text:span><text:span text:style-name="T15">.</text:span></text:p>
      <text:p text:style-name="P2"/>
      <text:p text:style-name="P3"><text:span text:style-name="T15">Examinons un exemple très basique qui reproduit le comportement d'un </text:span><text:span text:style-name="T16">decorator</text:span><text:span text:style-name="T15">, sans la syntaxe avec le '@' dans un premier temps, pour que ça soit plus clair.</text:span></text:p>
      <text:p text:style-name="P2"/>
      <text:p text:style-name="P15"><text:span text:style-name="T5">def</text:span><text:span text:style-name="T15"> </text:span><text:span text:style-name="T9">start_end_decorator</text:span><text:span text:style-name="T11">(func):</text:span></text:p>
      <text:p text:style-name="P13"/>
      <text:p text:style-name="P13"><text:s text:c="4"/><text:span text:style-name="T3">def</text:span> <text:span text:style-name="T7">wrapper</text:span><text:span text:style-name="T10">():</text:span></text:p>
      <text:p text:style-name="P13"><text:s text:c="8"/><text:span text:style-name="T10">print(</text:span><text:span text:style-name="T17">"...Start..."</text:span><text:span text:style-name="T10">)</text:span></text:p>
      <text:p text:style-name="P13"><text:s text:c="8"/><text:span text:style-name="T10">func()</text:span></text:p>
      <text:p text:style-name="P13"><text:s text:c="8"/><text:span text:style-name="T10">print(</text:span><text:span text:style-name="T17">"...End..."</text:span><text:span text:style-name="T10">)</text:span></text:p>
      <text:p text:style-name="P13"><text:s text:c="4"/><text:span text:style-name="T3">return</text:span> <text:span text:style-name="T10">(wrapper)</text:span></text:p>
      <text:p text:style-name="P13"/>
      <text:p text:style-name="P13"><text:span text:style-name="T3">def</text:span> <text:s text:c="4"/><text:span text:style-name="T7">say_hello</text:span><text:span text:style-name="T10">():</text:span></text:p>
      <text:p text:style-name="P13"><text:s text:c="4"/><text:span text:style-name="T10">print(</text:span><text:span text:style-name="T17">"Hello!"</text:span><text:span text:style-name="T10">)</text:span></text:p>
      <text:p text:style-name="P13"/>
      <text:p text:style-name="P13"/>
      <text:p text:style-name="P13"><text:span text:style-name="T10">say_hello</text:span> <text:span text:style-name="T10">=</text:span> <text:span text:style-name="T10">start_end_decorator(say_hello)</text:span></text:p>
      <text:p text:style-name="P6">say_hello()</text:p>
      <text:p text:style-name="P2"><draw:frame draw:style-name="fr1" draw:name="images1" text:anchor-type="paragraph" svg:x="0.046cm" svg:y="0cm" svg:width="7.011cm" svg:height="1.746cm" draw:z-index="0"><draw:image xlink:href="Pictures/2000000700001B64000006D301A57746.svm" xlink:type="simple" xlink:show="embed" xlink:actuate="onLoad"/></draw:frame></text:p>
      <text:p text:style-name="P3"><text:span text:style-name="T15">Dans l'exemple ci-dessus, la fonction </text:span><text:span text:style-name="T16">start_end_decorator </text:span><text:span text:style-name="T15">agit comme un </text:span><text:span text:style-name="T16">decorator</text:span><text:span text:style-name="T15">, car :</text:span></text:p>
      <text:p text:style-name="P2"/>
      <text:p text:style-name="P2">&gt; Il s'agit d'une fonction qui prend en argument une autre fonction.</text:p>
      <text:p text:style-name="P2"/>
      <text:p text:style-name="P2">&gt; Le décorateur est définit de manière à :</text:p>
      <text:list xml:id="list5109476402308951889" text:style-name="L2">
        <text:list-item>
          <text:list>
            <text:list-item>
              <text:p text:style-name="P22"><text:span text:style-name="T15">Définir une fonction </text:span><text:span text:style-name="T16">wrapper</text:span><text:span text:style-name="T15"> (qui ne s'appelle pas forcément 'wrapper' bien sûr). Cette fonction </text:span><text:span text:style-name="T16">wrapper</text:span><text:span text:style-name="T15"> va exécuter la fonction d'origine mais également d'autres actions qu'on choisit.</text:span></text:p>
            </text:list-item>
            <text:list-item>
              <text:p text:style-name="P22"><text:span text:style-name="T15">Retourner la fonction </text:span><text:span text:style-name="T16">wrapper</text:span><text:span text:style-name="T15">.</text:span></text:p>
            </text:list-item>
          </text:list>
        </text:list-item>
      </text:list>
      <text:p text:style-name="P2"/>
      <text:p text:style-name="P3"><text:span text:style-name="T15">&gt; Ensuite, la fonction </text:span><text:span text:style-name="T16">say_hello</text:span><text:span text:style-name="T15"> d'origine est remplacée par la valeur de retour de notre décorateur, prenant en argument la fonction </text:span><text:span text:style-name="T16">say_hello </text:span><text:span text:style-name="T15">d'origine. En d'autres termes, elle est remplacée par la </text:span><text:soft-page-break/><text:span text:style-name="T15">fonction </text:span><text:span text:style-name="T16">wrapper </text:span><text:span text:style-name="T15">définie au sein du décorateur, qui exécute la fonction d'origine mais aussi d'autres actions utiles, ce qui enrichit les fonctionnalités de la fonction d'origine.</text:span></text:p>
      <text:p text:style-name="P2"/>
      <text:p text:style-name="P3"><text:span text:style-name="T15">&gt; Enfin, lorsqu'on exécute la fonction </text:span><text:span text:style-name="T16">say_hello </text:span><text:span text:style-name="T15">en dernière ligne, on exécute en réalité la fonction </text:span><text:span text:style-name="T16">wrapper </text:span><text:span text:style-name="T15">retournée par le décorateur, qui a enrichit la fonction d'origine </text:span><text:span text:style-name="T16">say_hello</text:span><text:span text:style-name="T15">.</text:span></text:p>
      <text:p text:style-name="P2"/>
      <text:p text:style-name="P2"/>
      <text:p text:style-name="P3"><text:span text:style-name="T15">Voilà exactement le comportement d'un </text:span><text:span text:style-name="T16">décorator</text:span><text:span text:style-name="T15"> et la façon dont il complète les actions de la fonction d'origine. Pour simplifier la syntaxe de définition d'un </text:span><text:span text:style-name="T16">decorator</text:span><text:span text:style-name="T15">, au lieu de la ligne :</text:span></text:p>
      <text:p text:style-name="P24">say_hello = start_end_decorator(say_hello)</text:p>
      <text:p text:style-name="P2"/>
      <text:p text:style-name="P2">On peut utiliser le symbole '@' :</text:p>
      <text:p text:style-name="P2"/>
      <text:p text:style-name="P15"><text:span text:style-name="T5">def</text:span><text:span text:style-name="T15"> </text:span><text:span text:style-name="T9">start_end_decorator</text:span><text:span text:style-name="T11">(func):</text:span></text:p>
      <text:p text:style-name="P13"/>
      <text:p text:style-name="P13"><text:s text:c="4"/><text:span text:style-name="T3">def</text:span> <text:span text:style-name="T7">wrapper</text:span><text:span text:style-name="T10">():</text:span></text:p>
      <text:p text:style-name="P13"><text:s text:c="8"/><text:span text:style-name="T10">print(</text:span><text:span text:style-name="T17">"...Start..."</text:span><text:span text:style-name="T10">)</text:span></text:p>
      <text:p text:style-name="P13"><text:s text:c="8"/><text:span text:style-name="T10">func()</text:span></text:p>
      <text:p text:style-name="P13"><text:s text:c="8"/><text:span text:style-name="T10">print(</text:span><text:span text:style-name="T17">"...End..."</text:span><text:span text:style-name="T10">)</text:span></text:p>
      <text:p text:style-name="P13"><text:s text:c="4"/><text:span text:style-name="T3">return</text:span> <text:span text:style-name="T10">(wrapper)</text:span></text:p>
      <text:p text:style-name="P13"/>
      <text:p text:style-name="P12">@start_end_decorator</text:p>
      <text:p text:style-name="P13"><text:span text:style-name="T3">def</text:span> <text:s text:c="4"/><text:span text:style-name="T7">say_hello</text:span><text:span text:style-name="T10">():</text:span></text:p>
      <text:p text:style-name="P13"><text:s text:c="4"/><text:span text:style-name="T10">print(</text:span><text:span text:style-name="T17">"Hello!"</text:span><text:span text:style-name="T10">)</text:span></text:p>
      <text:p text:style-name="P13"/>
      <text:p text:style-name="P6">say_hello()</text:p>
      <text:p text:style-name="P2">Cela est strictement équivalent à la formulation précédente, mais plus élégant.</text:p>
      <text:p text:style-name="P2"/>
      <text:p text:style-name="P3"><text:span text:style-name="T15">NOTE : on pourrait tout à fait ne pas exécuter la fonction d'origine passée en argument du </text:span><text:span text:style-name="T16">decorator </text:span><text:span text:style-name="T15">au sein de la fonction </text:span><text:span text:style-name="T16">wrapper </text:span><text:span text:style-name="T15">qu'il définit. A ce moment, le decorator n'enrichit pas les fonctionnalités de la fonction d'origine, mais les remplace entièrement. Cela serait peu utile cela dit.</text:span></text:p>
      <text:p text:style-name="P2"/>
      <text:p text:style-name="P2"/>
      <text:list xml:id="list3010585145755550932" text:style-name="L3">
        <text:list-item>
          <text:p text:style-name="P23"><text:span text:style-name="T21">Function with arguments</text:span></text:p>
        </text:list-item>
      </text:list>
      <text:p text:style-name="P2"/>
      <text:p text:style-name="P2">The previous example worked fine, because the <text:span text:style-name="T1">say_hello </text:span>function didn't take any argument. But what if it did ?</text:p>
      <text:p text:style-name="P2"/>
      <text:p text:style-name="P15"><text:span text:style-name="T5">def</text:span><text:span text:style-name="T15"> </text:span><text:span text:style-name="T9">start_end_decorator</text:span><text:span text:style-name="T11">(func):</text:span></text:p>
      <text:p text:style-name="P13"/>
      <text:p text:style-name="P13"><text:s text:c="4"/><text:span text:style-name="T3">def</text:span> <text:span text:style-name="T7">wrapper</text:span><text:span text:style-name="T10">():</text:span></text:p>
      <text:p text:style-name="P13"><text:s text:c="8"/><text:span text:style-name="T10">print(</text:span><text:span text:style-name="T17">"...Start..."</text:span><text:span text:style-name="T10">)</text:span></text:p>
      <text:p text:style-name="P13"><text:s text:c="8"/><text:span text:style-name="T10">func()</text:span></text:p>
      <text:p text:style-name="P13"><text:s text:c="8"/><text:span text:style-name="T10">print(</text:span><text:span text:style-name="T17">"...End..."</text:span><text:span text:style-name="T10">)</text:span></text:p>
      <text:p text:style-name="P13"><text:s text:c="4"/><text:span text:style-name="T3">return</text:span> <text:span text:style-name="T10">(wrapper)</text:span></text:p>
      <text:p text:style-name="P13"/>
      <text:p text:style-name="P12">@start_end_decorator</text:p>
      <text:p text:style-name="P13"><text:span text:style-name="T3">def</text:span> <text:s text:c="4"/><text:span text:style-name="T7">say_hello</text:span><text:span text:style-name="T10">(name):</text:span></text:p>
      <text:p text:style-name="P13"><text:s text:c="4"/><text:span text:style-name="T10">print(</text:span><text:span text:style-name="T17">"Hello {}"</text:span><text:span text:style-name="T10">.format(name))</text:span></text:p>
      <text:p text:style-name="P13"/>
      <text:p text:style-name="P7">say_hello(<text:span text:style-name="T17">"Quentin"</text:span>)</text:p>
      <text:p text:style-name="P2"><text:soft-page-break/></text:p>
      <text:p text:style-name="P2">Si on tente d'exécuter ce script, l'erreur suivante nous sera renvoyée :</text:p>
      <text:p text:style-name="P4">TypeError: wrapper() takes 0 positional arguments but 1 was given</text:p>
      <text:p text:style-name="P3"/>
      <text:p text:style-name="P3">Et cette erreur fait tout à fait sens ici. Rappelons-nous en effet que les décorateurs fonctionnent de telle sorte que ce n'est plus la fonction d'origine qui est appelée, mais en réalité la <text:span text:style-name="T1">fonction wrapper </text:span><text:span text:style-name="T2">définie au sein du </text:span><text:span text:style-name="T1">decorator</text:span><text:span text:style-name="T2">. Or, cette fonction </text:span><text:span text:style-name="T1">wrapper </text:span><text:span text:style-name="T2">ne prend ici aucun argument, alors qu'on en donne 1 lorsqu'on essaie d'appeler la fonction :</text:span></text:p>
      <text:p text:style-name="P25">say_hello("Quentin")</text:p>
      <text:p text:style-name="P26"/>
      <text:p text:style-name="P3"><text:span text:style-name="T2">Pour que la fonction décorée fonctionne correctement ici, il faut que </text:span><text:span text:style-name="T1">wrapper </text:span><text:span text:style-name="T2">prenne </text:span><text:span text:style-name="T1">un argument</text:span><text:span text:style-name="T2">, et qu'il le passe à la </text:span><text:span text:style-name="T1">fonction d'origine </text:span><text:span text:style-name="T2">qu'il appelle dans son code et qui prend également un argument.</text:span></text:p>
      <text:p text:style-name="P26"/>
      <text:p text:style-name="P3"><text:span text:style-name="T2">Pour fixer ça, on pourrait simplement donner </text:span><text:span text:style-name="T1">un argument </text:span><text:span text:style-name="T2">à </text:span><text:span text:style-name="T1">wrapper </text:span><text:span text:style-name="T2">dans notre decorator, et passer cet argument à </text:span><text:span text:style-name="T1">func</text:span><text:span text:style-name="T2">. Cela ne serait cependant pas très pratique de configurer la fonction wrapper du décorateur pour prendre un nombre fixe d'argument ; en particulier si on souhaite utiliser ce décorateur sur différentes fonctions qui prennent un nombre différent d'arguments.</text:span></text:p>
      <text:p text:style-name="P26"/>
      <text:p text:style-name="P26">On va donc plutôt utiliser cette syntaxe :</text:p>
      <text:p text:style-name="P26"/>
      <text:p text:style-name="P15"><text:span text:style-name="T4">def</text:span><text:span text:style-name="T2"> </text:span><text:span text:style-name="T8">start_end_decorator</text:span><text:span text:style-name="T12">(func):</text:span></text:p>
      <text:p text:style-name="P13"/>
      <text:p text:style-name="P13"><text:s text:c="4"/><text:span text:style-name="T3">def</text:span> <text:span text:style-name="T7">wrapper</text:span><text:span text:style-name="T10">(*args,</text:span> <text:span text:style-name="T10">**kwargs):</text:span></text:p>
      <text:p text:style-name="P13"><text:s text:c="8"/><text:span text:style-name="T10">print(</text:span><text:span text:style-name="T17">"...Start..."</text:span><text:span text:style-name="T10">)</text:span></text:p>
      <text:p text:style-name="P13"><text:s text:c="8"/><text:span text:style-name="T10">func(*args,</text:span> <text:span text:style-name="T10">**kwargs)</text:span></text:p>
      <text:p text:style-name="P13"><text:s text:c="8"/><text:span text:style-name="T10">print(</text:span><text:span text:style-name="T17">"...End..."</text:span><text:span text:style-name="T10">)</text:span></text:p>
      <text:p text:style-name="P13"><text:s text:c="4"/><text:span text:style-name="T3">return</text:span> <text:span text:style-name="T10">(wrapper)</text:span></text:p>
      <text:p text:style-name="P13"/>
      <text:p text:style-name="P12">@start_end_decorator</text:p>
      <text:p text:style-name="P13"><text:span text:style-name="T3">def</text:span> <text:s text:c="4"/><text:span text:style-name="T7">say_hello</text:span><text:span text:style-name="T10">(name):</text:span></text:p>
      <text:p text:style-name="P13"><text:s text:c="4"/><text:span text:style-name="T10">print(</text:span><text:span text:style-name="T17">"Hello {}"</text:span><text:span text:style-name="T10">.format(name))</text:span></text:p>
      <text:p text:style-name="P13"/>
      <text:p text:style-name="P5"><text:span text:style-name="T10">say_hello(</text:span><text:span text:style-name="T17">"Quentin"</text:span><text:span text:style-name="T10">)</text:span></text:p>
      <text:p text:style-name="P3"><text:span text:style-name="T15">Les termes </text:span><text:span text:style-name="T16">*args </text:span><text:span text:style-name="T15">et </text:span><text:span text:style-name="T16">**kwargs</text:span><text:span text:style-name="T15"> signifient simplement autant d'arguments qu'on veut et autant d'arguments avec mot-clé qu'on veut. De cette manière, en appelant :</text:span></text:p>
      <text:p text:style-name="P24">say_hello("Quentin")</text:p>
      <text:p text:style-name="P2"/>
      <text:p text:style-name="P3"><text:span text:style-name="T15">On appelle en réalité la fonction </text:span><text:span text:style-name="T16">wrapper </text:span><text:span text:style-name="T15">du décorateur avec un seul argument (une string) ; ce </text:span><text:span text:style-name="T16">wrapper </text:span><text:span text:style-name="T15">le transmet à la fonction d'origine qui peut être correctement exécutée.</text:span></text:p>
      <text:p text:style-name="P2"><draw:frame draw:style-name="fr1" draw:name="images2" text:anchor-type="paragraph" svg:x="-0.035cm" svg:y="0.423cm" svg:width="6.854cm" svg:height="1.746cm" draw:z-index="1"><draw:image xlink:href="Pictures/2000000700001AC6000006D3DB483E0F.svm" xlink:type="simple" xlink:show="embed" xlink:actuate="onLoad"/></draw:frame></text:p>
      <text:p text:style-name="P2"/>
      <text:list xml:id="list6026158937473461244" text:style-name="L4">
        <text:list-item>
          <text:p text:style-name="P17">Return values</text:p>
        </text:list-item>
      </text:list>
      <text:p text:style-name="P2"/>
      <text:p text:style-name="P2">Imaginons maintenant qu'on ait une fonction d'origine qui retourne une valeur, sur le schéma suivant :</text:p>
      <text:p text:style-name="P2"/>
      <text:p text:style-name="P14"><text:soft-page-break/><text:span text:style-name="T3">def</text:span> <text:span text:style-name="T7">start_end_decorator</text:span><text:span text:style-name="T10">(func):</text:span></text:p>
      <text:p text:style-name="P13"/>
      <text:p text:style-name="P13"><text:s text:c="4"/><text:span text:style-name="T3">def</text:span> <text:span text:style-name="T7">wrapper</text:span><text:span text:style-name="T10">(*args,</text:span> <text:span text:style-name="T10">**kwargs):</text:span></text:p>
      <text:p text:style-name="P13"><text:s text:c="8"/><text:span text:style-name="T10">print(</text:span><text:span text:style-name="T17">"...Start..."</text:span><text:span text:style-name="T10">)</text:span></text:p>
      <text:p text:style-name="P13"><text:s text:c="8"/><text:span text:style-name="T10">func(*args,</text:span> <text:span text:style-name="T10">**kwargs)</text:span></text:p>
      <text:p text:style-name="P13"><text:s text:c="8"/><text:span text:style-name="T10">print(</text:span><text:span text:style-name="T17">"...End..."</text:span><text:span text:style-name="T10">)</text:span></text:p>
      <text:p text:style-name="P13"><text:s text:c="4"/><text:span text:style-name="T3">return</text:span> <text:span text:style-name="T10">(wrapper)</text:span></text:p>
      <text:p text:style-name="P13"/>
      <text:p text:style-name="P12">@start_end_decorator</text:p>
      <text:p text:style-name="P13"><text:span text:style-name="T3">def</text:span> <text:s text:c="4"/><text:span text:style-name="T7">add_fifteen</text:span><text:span text:style-name="T10">(number):</text:span></text:p>
      <text:p text:style-name="P13"><text:s text:c="4"/><text:span text:style-name="T3">return</text:span> <text:span text:style-name="T10">(number</text:span> <text:span text:style-name="T10">+</text:span> <text:span text:style-name="T18">15</text:span><text:span text:style-name="T10">)</text:span></text:p>
      <text:p text:style-name="P13"/>
      <text:p text:style-name="P13"><text:span text:style-name="T10">n</text:span> <text:span text:style-name="T10">=</text:span> <text:span text:style-name="T10">add_fifteen(</text:span><text:span text:style-name="T18">20</text:span><text:span text:style-name="T10">)</text:span></text:p>
      <text:p text:style-name="P6">print(n)</text:p>
      <text:p text:style-name="P2">Voici ce qui nous sera affiché ici :</text:p>
      <text:p text:style-name="P2"><draw:frame draw:style-name="fr1" draw:name="images3" text:anchor-type="paragraph" svg:x="-0.007cm" svg:y="0.159cm" svg:width="7.064cm" svg:height="1.669cm" draw:z-index="2"><draw:image xlink:href="Pictures/2000000700001B99000006840B28E07C.svm" xlink:type="simple" xlink:show="embed" xlink:actuate="onLoad"/></draw:frame></text:p>
      <text:p text:style-name="P3"><text:span text:style-name="T15">Et ce n'est pas une surprise en réalité. Rappelons-nous que c'est bien la fonction </text:span><text:span text:style-name="T16">wrapper </text:span><text:span text:style-name="T15">qui est exécutée car la fonction est décorée par un décorateur qui renvoie le </text:span><text:span text:style-name="T16">wrapper</text:span><text:span text:style-name="T15">. Or, ce </text:span><text:span text:style-name="T16">wrapper </text:span><text:span text:style-name="T15">en l'état se contente d'exécuter la fonction d'origine, mais ne retourne </text:span><text:span text:style-name="T16">aucune valeur</text:span><text:span text:style-name="T15">. Il faut donc bien veiller à </text:span><text:span text:style-name="T16">retourner, dans le wrapper </text:span><text:span text:style-name="T15">le résultat de la fonction d'origine (ou toute autre valeur) si on souhaite y accéder :</text:span></text:p>
      <text:p text:style-name="P2"/>
      <text:p text:style-name="P9"><text:span text:style-name="T5">def</text:span><text:span text:style-name="T15"> </text:span><text:span text:style-name="T9">start_end_decorator</text:span><text:span text:style-name="T11">(func):</text:span></text:p>
      <text:p text:style-name="P8"/>
      <text:p text:style-name="P8"><text:s text:c="4"/><text:span text:style-name="T3">def</text:span> <text:span text:style-name="T7">wrapper</text:span><text:span text:style-name="T10">(*args,</text:span> <text:span text:style-name="T10">**kwargs):</text:span></text:p>
      <text:p text:style-name="P8"><text:s text:c="8"/><text:span text:style-name="T10">print(</text:span><text:span text:style-name="T17">"...Start..."</text:span><text:span text:style-name="T10">)</text:span></text:p>
      <text:p text:style-name="P8"><text:s text:c="8"/><text:span text:style-name="T10">result</text:span> <text:span text:style-name="T10">=</text:span> <text:span text:style-name="T10">func(*args,</text:span> <text:span text:style-name="T10">**kwargs)</text:span></text:p>
      <text:p text:style-name="P8"><text:s text:c="8"/><text:span text:style-name="T10">print(</text:span><text:span text:style-name="T17">"...End..."</text:span><text:span text:style-name="T10">)</text:span></text:p>
      <text:p text:style-name="P8"><text:s text:c="8"/><text:span text:style-name="T3">return</text:span> <text:span text:style-name="T10">result</text:span></text:p>
      <text:p text:style-name="P8"><text:s text:c="4"/><text:span text:style-name="T3">return</text:span> <text:span text:style-name="T10">(wrapper)</text:span></text:p>
      <text:p text:style-name="P8"/>
      <text:p text:style-name="P10">@start_end_decorator</text:p>
      <text:p text:style-name="P8"><text:span text:style-name="T3">def</text:span> <text:s text:c="4"/><text:span text:style-name="T7">add_fifteen</text:span><text:span text:style-name="T10">(number):</text:span></text:p>
      <text:p text:style-name="P8"><text:s text:c="4"/><text:span text:style-name="T3">return</text:span> <text:span text:style-name="T10">(number</text:span> <text:span text:style-name="T10">+</text:span> <text:span text:style-name="T18">15</text:span><text:span text:style-name="T10">)</text:span></text:p>
      <text:p text:style-name="P8"/>
      <text:p text:style-name="P8"><text:span text:style-name="T10">n</text:span> <text:span text:style-name="T10">=</text:span> <text:span text:style-name="T10">add_fifteen(</text:span><text:span text:style-name="T18">20</text:span><text:span text:style-name="T10">)</text:span></text:p>
      <text:p text:style-name="P36">print(n)</text:p>
      <text:p text:style-name="P2"><draw:frame draw:style-name="fr1" draw:name="images4" text:anchor-type="paragraph" svg:x="0.044cm" svg:y="0cm" svg:width="6.749cm" svg:height="1.746cm" draw:z-index="3"><draw:image xlink:href="Pictures/2000000700001A5C000006D34BB55FBE.svm" xlink:type="simple" xlink:show="embed" xlink:actuate="onLoad"/></draw:frame></text:p>
      <text:p text:style-name="P2"/>
      <text:p text:style-name="P2"/>
      <text:list xml:id="list6179103721870861072" text:style-name="L5">
        <text:list-item>
          <text:p text:style-name="P18">Function identity and decorators</text:p>
        </text:list-item>
      </text:list>
      <text:p text:style-name="P2"/>
      <text:p text:style-name="P2">Imaginons qu'on souhaite afficher l'aide et le nom de notre fonction décorée <text:span text:style-name="T1">add_fifteen</text:span> :</text:p>
      <text:p text:style-name="P2"><text:soft-page-break/></text:p>
      <text:p text:style-name="P14"><text:span text:style-name="T3">def</text:span> <text:span text:style-name="T7">start_end_decorator</text:span><text:span text:style-name="T10">(func):</text:span></text:p>
      <text:p text:style-name="P13"/>
      <text:p text:style-name="P13"><text:s text:c="4"/><text:span text:style-name="T3">def</text:span> <text:span text:style-name="T7">wrapper</text:span><text:span text:style-name="T10">(*args,</text:span> <text:span text:style-name="T10">**kwargs):</text:span></text:p>
      <text:p text:style-name="P13"><text:s text:c="8"/><text:span text:style-name="T10">print(</text:span><text:span text:style-name="T17">"...Start..."</text:span><text:span text:style-name="T10">)</text:span></text:p>
      <text:p text:style-name="P13"><text:s text:c="8"/><text:span text:style-name="T10">result</text:span> <text:span text:style-name="T10">=</text:span> <text:span text:style-name="T10">func(*args,</text:span> <text:span text:style-name="T10">**kwargs)</text:span></text:p>
      <text:p text:style-name="P13"><text:s text:c="8"/><text:span text:style-name="T10">print(</text:span><text:span text:style-name="T17">"...End..."</text:span><text:span text:style-name="T10">)</text:span></text:p>
      <text:p text:style-name="P13"><text:s text:c="8"/><text:span text:style-name="T3">return</text:span> <text:span text:style-name="T10">result</text:span></text:p>
      <text:p text:style-name="P13"><text:s text:c="4"/><text:span text:style-name="T3">return</text:span> <text:span text:style-name="T10">(wrapper)</text:span></text:p>
      <text:p text:style-name="P13"/>
      <text:p text:style-name="P12">@start_end_decorator</text:p>
      <text:p text:style-name="P13"><text:span text:style-name="T3">def</text:span> <text:s text:c="4"/><text:span text:style-name="T7">add_fifteen</text:span><text:span text:style-name="T10">(number):</text:span></text:p>
      <text:p text:style-name="P13"><text:s text:c="4"/><text:span text:style-name="T3">return</text:span> <text:span text:style-name="T10">(number</text:span> <text:span text:style-name="T10">+</text:span> <text:span text:style-name="T18">15</text:span><text:span text:style-name="T10">)</text:span></text:p>
      <text:p text:style-name="P13"/>
      <text:p text:style-name="P12">print(help(add_fifteen))</text:p>
      <text:p text:style-name="P6">print(add_fifteen.__name__)</text:p>
      <text:p text:style-name="P2">Ce qui est intéressant, et aussi logique, est que nous sera affichée :</text:p>
      <text:list xml:id="list5136225509417200148" text:style-name="L6">
        <text:list-item>
          <text:p text:style-name="P20">L'aide de la fonction <text:span text:style-name="T1">wrapper</text:span>.</text:p>
        </text:list-item>
        <text:list-item>
          <text:p text:style-name="P20">En tant que nom de fonction : <text:span text:style-name="T1">wrapper</text:span>.</text:p>
        </text:list-item>
      </text:list>
      <text:p text:style-name="P2"/>
      <text:p text:style-name="P2">C'est normal étant donné le fonctionnement des <text:span text:style-name="T1">decorators </text:span>qu'on a étudié. La fonction d'origine est remplacée par la fonction de <text:span text:style-name="T14">wrapping </text:span><text:span text:style-name="T19">définie au sein du décorateur, donc son nom, son aide, et plus globalement toutes les caractéristiques associées à l'identité de la fonction sont désormais celles de la fonction </text:span><text:span text:style-name="T20">wrapper</text:span><text:span text:style-name="T19">.</text:span></text:p>
      <text:p text:style-name="P27"/>
      <text:p text:style-name="P2"><text:span text:style-name="T19">Pour éviter ce comportement et conserver l'identité de la fonction d'origine, il est généralement de bon ton d'utiliser un décorateur sur </text:span><text:span text:style-name="T20">wrapper </text:span><text:span text:style-name="T19">lui-même :</text:span></text:p>
      <text:p text:style-name="P27"/>
      <text:p text:style-name="P14"><text:span text:style-name="T6">import</text:span><text:span text:style-name="T19"> </text:span><text:span text:style-name="T13">functools</text:span></text:p>
      <text:p text:style-name="P13"/>
      <text:p text:style-name="P13"><text:span text:style-name="T3">def</text:span> <text:span text:style-name="T7">start_end_decorator</text:span><text:span text:style-name="T10">(func):</text:span></text:p>
      <text:p text:style-name="P13"/>
      <text:p text:style-name="P13"><text:s text:c="4"/><text:span text:style-name="T10">@functools.wraps(func)</text:span></text:p>
      <text:p text:style-name="P13"><text:s text:c="4"/><text:span text:style-name="T3">def</text:span> <text:span text:style-name="T7">wrapper</text:span><text:span text:style-name="T10">(*args,</text:span> <text:span text:style-name="T10">**kwargs):</text:span></text:p>
      <text:p text:style-name="P13"><text:s text:c="8"/><text:span text:style-name="T10">print(</text:span><text:span text:style-name="T17">"...Start..."</text:span><text:span text:style-name="T10">)</text:span></text:p>
      <text:p text:style-name="P13"><text:s text:c="8"/><text:span text:style-name="T10">result</text:span> <text:span text:style-name="T10">=</text:span> <text:span text:style-name="T10">func(*args,</text:span> <text:span text:style-name="T10">**kwargs)</text:span></text:p>
      <text:p text:style-name="P13"><text:s text:c="8"/><text:span text:style-name="T10">print(</text:span><text:span text:style-name="T17">"...End..."</text:span><text:span text:style-name="T10">)</text:span></text:p>
      <text:p text:style-name="P13"><text:s text:c="8"/><text:span text:style-name="T3">return</text:span> <text:span text:style-name="T10">result</text:span></text:p>
      <text:p text:style-name="P13"><text:s text:c="4"/><text:span text:style-name="T3">return</text:span> <text:span text:style-name="T10">(wrapper)</text:span></text:p>
      <text:p text:style-name="P13"/>
      <text:p text:style-name="P12">@start_end_decorator</text:p>
      <text:p text:style-name="P13"><text:span text:style-name="T3">def</text:span> <text:s text:c="4"/><text:span text:style-name="T7">add_fifteen</text:span><text:span text:style-name="T10">(number):</text:span></text:p>
      <text:p text:style-name="P13"><text:s text:c="4"/><text:span text:style-name="T3">return</text:span> <text:span text:style-name="T10">(number</text:span> <text:span text:style-name="T10">+</text:span> <text:span text:style-name="T18">15</text:span><text:span text:style-name="T10">)</text:span></text:p>
      <text:p text:style-name="P13"/>
      <text:p text:style-name="P12">print(help(add_fifteen))</text:p>
      <text:p text:style-name="P6">print(add_fifteen.__name__)</text:p>
      <text:p text:style-name="P2"><text:span text:style-name="T19">Ce decorator définit dans </text:span><text:span text:style-name="T20">functools </text:span><text:span text:style-name="T19">retourne simplement une fonction identique à notre </text:span><text:span text:style-name="T20">wrapper </text:span><text:span text:style-name="T19">mais aillant les caractéristiques de la fonction d'origine </text:span><text:span text:style-name="T20">add_fifteen</text:span><text:span text:style-name="T19">. Ce qui nous sera affiché :</text:span></text:p>
      <text:list xml:id="list2020281558237962604" text:style-name="L7">
        <text:list-item>
          <text:p text:style-name="P21"><text:span text:style-name="T19">L'aide de la fonction </text:span><text:span text:style-name="T20">add_fifteen</text:span><text:span text:style-name="T19">.</text:span></text:p>
        </text:list-item>
        <text:list-item>
          <text:p text:style-name="P21"><text:soft-page-break/><text:span text:style-name="T19">En tant que nom de fonction : </text:span><text:span text:style-name="T20">add_fifteen</text:span><text:span text:style-name="T19">.</text:span></text:p>
        </text:list-item>
      </text:list>
      <text:p text:style-name="P27"/>
      <text:p text:style-name="P27"/>
      <text:list xml:id="list8668247070342583310" text:style-name="L8">
        <text:list-item>
          <text:p text:style-name="P29">Decorator with arguments</text:p>
        </text:list-item>
      </text:list>
      <text:p text:style-name="P28"/>
      <text:p text:style-name="P27">Rappelons-nous que, pour un <text:span text:style-name="T1">decorator </text:span>sans argument, l'utilisation du symbole '@' équivaut à :</text:p>
      <text:p text:style-name="P27"/>
      <text:p text:style-name="P32">greet = start_end(greet)</text:p>
      <text:p text:style-name="P27"/>
      <text:p text:style-name="P27">Ainsi, <text:span text:style-name="T1">start_end </text:span>n'a qu'à construire une fonction interne et la retourner pour compléter les fonctionnalités de la fonction d'origine.</text:p>
      <text:p text:style-name="P27"/>
      <text:p text:style-name="P27">Lorsqu'on souhaite lui ajouter un argument cependant, les choses deviennent différentes, et l'expression ci-dessus devient par exemple :</text:p>
      <text:p text:style-name="P27"/>
      <text:p text:style-name="P32">greet = (repeat(3))(greet)</text:p>
      <text:p text:style-name="P27"/>
      <text:p text:style-name="P27">Ici, le <text:span text:style-name="T1">decorator repeat </text:span>doit :</text:p>
      <text:p text:style-name="P27">&gt; S'exécuter une première fois avec son argument '3' pour formater, avec cet argument, une fonction intermédiaire qu'il renvoit.</text:p>
      <text:p text:style-name="P27">&gt; La fonction intermédiaire peut agir comme un <text:span text:style-name="T1">decorator </text:span>sans argument puisqu'elle a déjà été formatée : elle renvoie donc une fonction interne qui prendra la place de la fonction d'origine, sur le modèle qu'on a déjà étudié :</text:p>
      <text:p text:style-name="P27"/>
      <text:p text:style-name="P37"><text:span text:style-name="T3">import</text:span> <text:span text:style-name="T10">functools</text:span></text:p>
      <text:p text:style-name="P13"/>
      <text:p text:style-name="P13"><text:span text:style-name="T3">def</text:span> <text:span text:style-name="T7">repeat</text:span><text:span text:style-name="T10">(num_times):</text:span></text:p>
      <text:p text:style-name="P13"><text:s text:c="4"/><text:span text:style-name="T3">def</text:span> <text:span text:style-name="T7">repeat_decorator</text:span><text:span text:style-name="T10">(func):</text:span></text:p>
      <text:p text:style-name="P13"><text:s text:c="8"/><text:span text:style-name="T3">def</text:span> <text:span text:style-name="T7">wrapper</text:span><text:span text:style-name="T10">(*args,</text:span> <text:span text:style-name="T10">**kwargs):</text:span></text:p>
      <text:p text:style-name="P13"><text:s text:c="12"/><text:span text:style-name="T3">for</text:span> <text:span text:style-name="T10">_</text:span> <text:span text:style-name="T10">in</text:span> <text:span text:style-name="T10">range(num_times):</text:span></text:p>
      <text:p text:style-name="P13"><text:s text:c="16"/><text:span text:style-name="T10">func(*args,</text:span> <text:span text:style-name="T10">**kwargs)</text:span></text:p>
      <text:p text:style-name="P13"><text:s text:c="8"/><text:span text:style-name="T3">return</text:span> <text:span text:style-name="T10">wrapper</text:span></text:p>
      <text:p text:style-name="P13"><text:s text:c="4"/><text:span text:style-name="T3">return</text:span> <text:span text:style-name="T10">repeat_decorator</text:span></text:p>
      <text:p text:style-name="P13"/>
      <text:p text:style-name="P13"><text:span text:style-name="T10">@repeat(num_times=</text:span><text:span text:style-name="T18">3</text:span><text:span text:style-name="T10">)</text:span></text:p>
      <text:p text:style-name="P13"><text:span text:style-name="T3">def</text:span> <text:span text:style-name="T7">greet</text:span><text:span text:style-name="T10">(name):</text:span></text:p>
      <text:p text:style-name="P13"><text:s text:c="4"/><text:span text:style-name="T10">print(f</text:span><text:span text:style-name="T17">"Hello {name} !"</text:span><text:span text:style-name="T10">)</text:span></text:p>
      <text:p text:style-name="P13"/>
      <text:p text:style-name="P5"><text:span text:style-name="T10">greet(</text:span><text:span text:style-name="T17">'Quentin'</text:span><text:span text:style-name="T10">)</text:span></text:p>
      <text:p text:style-name="P27"><draw:frame draw:style-name="fr1" draw:name="images5" text:anchor-type="paragraph" svg:x="0.019cm" svg:y="0.265cm" svg:width="7.064cm" svg:height="1.722cm" draw:z-index="4"><draw:image xlink:href="Pictures/2000000700001B99000006B94B570467.svm" xlink:type="simple" xlink:show="embed" xlink:actuate="onLoad"/></draw:frame></text:p>
      <text:p text:style-name="P27"/>
      <text:p text:style-name="P27">De manière générale, la chose suivante arrive :</text:p>
      <text:p text:style-name="P27"><draw:frame draw:style-name="fr1" draw:name="images6" text:anchor-type="paragraph" svg:x="0.023cm" svg:y="0.362cm" svg:width="6.907cm" svg:height="3.201cm" draw:z-index="5"><draw:image xlink:href="Pictures/2000000700001AFB00000C82DF2F197C.svm" xlink:type="simple" xlink:show="embed" xlink:actuate="onLoad"/></draw:frame><text:soft-page-break/></text:p>
      <text:p text:style-name="P27"/>
      <text:list xml:id="list1995741768395945483" text:style-name="L10">
        <text:list-item>
          <text:p text:style-name="P30">Nested decorators</text:p>
        </text:list-item>
      </text:list>
      <text:p text:style-name="P28"/>
      <text:p text:style-name="P37"><text:span text:style-name="T3">import</text:span> <text:span text:style-name="T10">functools</text:span></text:p>
      <text:p text:style-name="P13"/>
      <text:p text:style-name="P13"><text:span text:style-name="T3">def</text:span> <text:span text:style-name="T7">debug</text:span><text:span text:style-name="T10">(func):</text:span></text:p>
      <text:p text:style-name="P13"><text:s text:c="4"/><text:span text:style-name="T10">@functools.wraps(func)</text:span></text:p>
      <text:p text:style-name="P13"><text:s text:c="4"/><text:span text:style-name="T3">def</text:span> <text:span text:style-name="T7">inner</text:span><text:span text:style-name="T10">(*args,</text:span> <text:span text:style-name="T10">**kwargs):</text:span></text:p>
      <text:p text:style-name="P13"><text:s text:c="8"/><text:span text:style-name="T10">print(</text:span><text:span text:style-name="T17">"[*] ... Some debug informations before execution of function..."</text:span><text:span text:style-name="T10">)</text:span></text:p>
      <text:p text:style-name="P13"><text:s text:c="8"/><text:span text:style-name="T10">print(f</text:span><text:span text:style-name="T17">"[*] Executing {func.__name__}"</text:span><text:span text:style-name="T10">)</text:span></text:p>
      <text:p text:style-name="P13"><text:s text:c="8"/><text:span text:style-name="T10">result</text:span> <text:span text:style-name="T10">=</text:span> <text:span text:style-name="T10">func(*args,</text:span> <text:span text:style-name="T10">**kwargs)</text:span></text:p>
      <text:p text:style-name="P13"><text:s text:c="8"/><text:span text:style-name="T10">print(</text:span><text:span text:style-name="T17">"[*] Finished the execution of the function !"</text:span><text:span text:style-name="T10">)</text:span></text:p>
      <text:p text:style-name="P13"><text:s text:c="8"/><text:span text:style-name="T3">return</text:span> <text:span text:style-name="T10">(result)</text:span></text:p>
      <text:p text:style-name="P13"><text:s text:c="4"/><text:span text:style-name="T3">return</text:span> <text:span text:style-name="T10">inner</text:span></text:p>
      <text:p text:style-name="P13"/>
      <text:p text:style-name="P13"><text:span text:style-name="T3">def</text:span> <text:span text:style-name="T7">start_end</text:span><text:span text:style-name="T10">(func):</text:span></text:p>
      <text:p text:style-name="P13"><text:s text:c="4"/><text:span text:style-name="T10">@functools.wraps(func)</text:span></text:p>
      <text:p text:style-name="P13"><text:s text:c="4"/><text:span text:style-name="T3">def</text:span> <text:span text:style-name="T7">inner</text:span><text:span text:style-name="T10">(*args,</text:span> <text:span text:style-name="T10">**kwargs):</text:span></text:p>
      <text:p text:style-name="P13"><text:s text:c="8"/><text:span text:style-name="T10">print(</text:span><text:span text:style-name="T17">"Start"</text:span><text:span text:style-name="T10">)</text:span></text:p>
      <text:p text:style-name="P13"><text:s text:c="8"/><text:span text:style-name="T10">result</text:span> <text:span text:style-name="T10">=</text:span> <text:span text:style-name="T10">func(*args,</text:span> <text:span text:style-name="T10">**kwargs)</text:span></text:p>
      <text:p text:style-name="P13"><text:s text:c="8"/><text:span text:style-name="T10">print(</text:span><text:span text:style-name="T17">"End"</text:span><text:span text:style-name="T10">)</text:span></text:p>
      <text:p text:style-name="P13"><text:s text:c="8"/><text:span text:style-name="T3">return</text:span> <text:span text:style-name="T10">result</text:span></text:p>
      <text:p text:style-name="P13"><text:s text:c="4"/><text:span text:style-name="T3">return</text:span> <text:span text:style-name="T10">inner</text:span></text:p>
      <text:p text:style-name="P13"/>
      <text:p text:style-name="P12">@debug</text:p>
      <text:p text:style-name="P12">@start_end</text:p>
      <text:p text:style-name="P13"><text:span text:style-name="T3">def</text:span> <text:span text:style-name="T7">say_hello</text:span><text:span text:style-name="T10">(name):</text:span></text:p>
      <text:p text:style-name="P13"><text:s text:c="4"/><text:span text:style-name="T10">greetings</text:span> <text:span text:style-name="T10">=</text:span> <text:span text:style-name="T10">f</text:span><text:span text:style-name="T17">"Hello {name} !"</text:span></text:p>
      <text:p text:style-name="P13"><text:s text:c="4"/><text:span text:style-name="T10">print(greetings)</text:span></text:p>
      <text:p text:style-name="P13"><text:s text:c="4"/><text:span text:style-name="T3">return</text:span> <text:span text:style-name="T10">greetings</text:span></text:p>
      <text:p text:style-name="P13"/>
      <text:p text:style-name="P5"><text:span text:style-name="T10">say_hello(</text:span><text:span text:style-name="T17">"Quentin"</text:span><text:span text:style-name="T10">)</text:span></text:p>
      <text:p text:style-name="P27"><draw:frame draw:style-name="fr1" draw:name="images7" text:anchor-type="paragraph" svg:x="-0.021cm" svg:y="0.159cm" svg:width="13.548cm" svg:height="3.069cm" draw:z-index="6"><draw:image xlink:href="Pictures/20000007000034EC00000BFEC5AAE89B.svm" xlink:type="simple" xlink:show="embed" xlink:actuate="onLoad"/></draw:frame></text:p>
      <text:p text:style-name="P27"/>
      <text:p text:style-name="P27">Lorsqu'on cumule les <text:span text:style-name="T1">decorators</text:span>, ceux-ci seront exécutés <text:span text:style-name="T1">dans l'ordre </text:span>dans lequel ils ont été définis. Décomposons ce qu'il se passe ici :</text:p>
      <text:p text:style-name="P32"><text:soft-page-break/></text:p>
      <text:p text:style-name="P32">say_hello = debug(start_end(say_hello))</text:p>
      <text:p text:style-name="P27"/>
      <text:p text:style-name="P27"/>
      <text:p text:style-name="P27">&gt; Say_hello devient la fonction <text:span text:style-name="T1">debug</text:span> avec en argument <text:span text:style-name="T1">start_end(say_hello)</text:span> :</text:p>
      <text:p text:style-name="P27"/>
      <text:p text:style-name="P37"><text:span text:style-name="T10">print(</text:span><text:span text:style-name="T17">"[*] ... Some debug informations before execution of function..."</text:span><text:span text:style-name="T10">)</text:span></text:p>
      <text:p text:style-name="P13"><text:span text:style-name="T10">print(f</text:span><text:span text:style-name="T17">"[*] Executing {func.__name__}"</text:span><text:span text:style-name="T10">)</text:span></text:p>
      <text:p text:style-name="P13"><text:span text:style-name="T10">result</text:span> <text:span text:style-name="T10">=</text:span> start_end<text:span text:style-name="T10">(say_hello)</text:span></text:p>
      <text:p text:style-name="P13"><text:span text:style-name="T10">print(</text:span><text:span text:style-name="T17">"[*] Finished the execution of the function !"</text:span><text:span text:style-name="T10">)</text:span></text:p>
      <text:p text:style-name="P5"><text:span text:style-name="T3">return</text:span> <text:span text:style-name="T10">(result)</text:span></text:p>
      <text:p text:style-name="P27">&gt; <text:span text:style-name="T1">Start_end(say_hello)</text:span> est la fonction suivante :</text:p>
      <text:p text:style-name="P27"/>
      <text:p text:style-name="P37"><text:span text:style-name="T10">print(</text:span><text:span text:style-name="T17">"Start"</text:span><text:span text:style-name="T10">)</text:span></text:p>
      <text:p text:style-name="P13"><text:span text:style-name="T10">result</text:span> <text:span text:style-name="T10">=</text:span> say_hello<text:span text:style-name="T10">(*args,</text:span> <text:span text:style-name="T10">**kwargs)</text:span></text:p>
      <text:p text:style-name="P13"><text:span text:style-name="T10">print(</text:span><text:span text:style-name="T17">"End"</text:span><text:span text:style-name="T10">)</text:span></text:p>
      <text:p text:style-name="P5"><text:span text:style-name="T3">return</text:span> <text:span text:style-name="T10">result</text:span></text:p>
      <text:p text:style-name="P27">&gt; <text:span text:style-name="T1">Say_hello</text:span> est la fonction suivante :</text:p>
      <text:p text:style-name="P27"/>
      <text:p text:style-name="P37"><text:span text:style-name="T10">greetings</text:span> <text:span text:style-name="T10">=</text:span> <text:span text:style-name="T10">f</text:span><text:span text:style-name="T17">"Hello {name} !"</text:span></text:p>
      <text:p text:style-name="P12">print(greetings)</text:p>
      <text:p text:style-name="P5"><text:span text:style-name="T3">return</text:span> <text:span text:style-name="T10">greetings</text:span></text:p>
      <text:p text:style-name="P27"/>
      <text:p text:style-name="P27">Bref, si on retrace les différentes commandes exécutées à l'appel de <text:span text:style-name="T1">say_hello</text:span> :</text:p>
      <text:p text:style-name="P27">&gt; Les deux premiers <text:span text:style-name="T1">print </text:span>de <text:span text:style-name="T1">debug </text:span>sont effectués.</text:p>
      <text:p text:style-name="P27">&gt; On exécute ensuite <text:span text:style-name="T1">start_end(say_hello)</text:span>.</text:p>
      <text:p text:style-name="P27">&gt; Le premier <text:span text:style-name="T1">print </text:span>("Start") de <text:span text:style-name="T1">start_end </text:span>est effectué.</text:p>
      <text:p text:style-name="P27">&gt; On exécute ensuite <text:span text:style-name="T1">say_hello</text:span> dans sa forme originelle.</text:p>
      <text:p text:style-name="P27">&gt; Le print de <text:span text:style-name="T1">greetings </text:span>est effectué, et <text:span text:style-name="T1">greetings </text:span>est retourné.</text:p>
      <text:p text:style-name="P27">&gt; On revient dans <text:span text:style-name="T1">start_end</text:span>, dont le dernier <text:span text:style-name="T1">print </text:span>("End") est effectué. On fait remonter <text:span text:style-name="T1">greetings</text:span>.</text:p>
      <text:p text:style-name="P27">&gt; On revient dans <text:span text:style-name="T1">debug</text:span>, dont le dernier print est effectué. On retourne <text:span text:style-name="T1">greetings</text:span>.</text:p>
      <text:p text:style-name="P27"/>
      <text:p text:style-name="P27">En bref, le premier decorator est exécuté jusqu'à son appel du second, le second decorator est exécuté jusqu'à son appel de la fonction originelle, la fonction originelle est exécutée, le reste du second decorator est exécuté, et enfin le reste du premier decorator est exécuté.</text:p>
      <text:p text:style-name="P27"/>
      <text:p text:style-name="P27">On a ainsi enrichit le fonctionnement de la fonction originelle avec <text:span text:style-name="T1">deux decorators</text:span>.</text:p>
      <text:p text:style-name="P27"/>
      <text:p text:style-name="P27"/>
      <text:list xml:id="list5068893538581342605" text:style-name="L11">
        <text:list-item>
          <text:p text:style-name="P31">Class decorators</text:p>
        </text:list-item>
      </text:list>
      <text:p text:style-name="P27"/>
      <text:p text:style-name="P27">On peut également se servir d'une <text:span text:style-name="T1">classe </text:span>comme d'un décorateur. L'idée est que, lorsqu'une classe est utilisée comme décorateur, la <text:span text:style-name="T1">fonction d'origine devient une instance de la classe décorateur</text:span>. Cette instance est construite avec pour unique argument <text:span text:style-name="T1">la fonction elle-même</text:span>.</text:p>
      <text:p text:style-name="P27"/>
      <text:p text:style-name="P27">Dans le constructeur de la classe décorateur, on enregistre la fonction d'origine. On définit ensuite la méthode de classe spéciale <text:span text:style-name="T1">__call__ </text:span>qui est appelée lorsqu'on tente d'appeler une instance de classe comme une fonction : cette méthode va enrichir le comportement de la fonction d'origine qu'on a enregistrée, avant de l'exécuter et de retourner son résultat :</text:p>
      <text:p text:style-name="P27"/>
      <text:p text:style-name="P37"><text:soft-page-break/><text:span text:style-name="T3">import</text:span> <text:span text:style-name="T10">functools</text:span></text:p>
      <text:p text:style-name="P13"/>
      <text:p text:style-name="P13"><text:span text:style-name="T3">class</text:span> <text:s text:c="2"/><text:span text:style-name="T10">ExecCounter:</text:span></text:p>
      <text:p text:style-name="P13"><text:s text:c="4"/><text:span text:style-name="T3">def</text:span> <text:span text:style-name="T7">__init__</text:span><text:span text:style-name="T10">(self,</text:span> <text:span text:style-name="T10">func):</text:span></text:p>
      <text:p text:style-name="P13"><text:s text:c="8"/><text:span text:style-name="T10">self.func</text:span> <text:span text:style-name="T10">=</text:span> <text:span text:style-name="T10">func</text:span></text:p>
      <text:p text:style-name="P13"><text:s text:c="8"/><text:span text:style-name="T10">self.exec_num</text:span> <text:span text:style-name="T10">=</text:span> <text:span text:style-name="T18">0</text:span></text:p>
      <text:p text:style-name="P13"><text:s text:c="4"/></text:p>
      <text:p text:style-name="P13"><text:s text:c="4"/><text:span text:style-name="T3">def</text:span> <text:span text:style-name="T7">__call__</text:span><text:span text:style-name="T10">(self,</text:span> <text:span text:style-name="T10">*args,</text:span> <text:span text:style-name="T10">**kwargs):</text:span></text:p>
      <text:p text:style-name="P13"><text:s text:c="8"/><text:span text:style-name="T10">self.exec_num</text:span> <text:span text:style-name="T10">+=</text:span> <text:span text:style-name="T18">1</text:span></text:p>
      <text:p text:style-name="P13"><text:s text:c="8"/><text:span text:style-name="T10">print(f</text:span><text:span text:style-name="T17">"This was executed {self.exec_num} times."</text:span><text:span text:style-name="T10">)</text:span></text:p>
      <text:p text:style-name="P13"><text:s text:c="8"/><text:span text:style-name="T10">result</text:span> <text:span text:style-name="T10">=</text:span> <text:span text:style-name="T10">self.func(*args,</text:span> <text:span text:style-name="T10">**kwargs)</text:span></text:p>
      <text:p text:style-name="P13"><text:s text:c="8"/><text:span text:style-name="T3">return</text:span> <text:span text:style-name="T10">result</text:span></text:p>
      <text:p text:style-name="P13"/>
      <text:p text:style-name="P12">@ExecCounter</text:p>
      <text:p text:style-name="P13"><text:span text:style-name="T3">def</text:span> <text:span text:style-name="T7">say_hello</text:span><text:span text:style-name="T10">(name):</text:span></text:p>
      <text:p text:style-name="P13"><text:s text:c="4"/><text:span text:style-name="T10">greetings</text:span> <text:span text:style-name="T10">=</text:span> <text:span text:style-name="T10">f</text:span><text:span text:style-name="T17">"Hello {name} !"</text:span></text:p>
      <text:p text:style-name="P13"><text:s text:c="4"/><text:span text:style-name="T10">print(greetings)</text:span></text:p>
      <text:p text:style-name="P13"><text:s text:c="4"/><text:span text:style-name="T3">return</text:span> <text:span text:style-name="T10">greetings</text:span></text:p>
      <text:p text:style-name="P13"/>
      <text:p text:style-name="P13"><text:span text:style-name="T10">say_hello(</text:span><text:span text:style-name="T17">"Quentin"</text:span><text:span text:style-name="T10">)</text:span></text:p>
      <text:p text:style-name="P5"><text:span text:style-name="T10">say_hello(</text:span><text:span text:style-name="T17">"James"</text:span><text:span text:style-name="T10">)</text:span></text:p>
      <text:p text:style-name="P27"><draw:frame draw:style-name="fr1" draw:name="images8" text:anchor-type="paragraph" svg:x="0.044cm" svg:y="0cm" svg:width="7.437cm" svg:height="2.171cm" draw:z-index="7"><draw:image xlink:href="Pictures/2000000700001D0C0000087BE9F2C19C.svm" xlink:type="simple" xlink:show="embed" xlink:actuate="onLoad"/></draw:frame></text:p>
      <text:p text:style-name="P27"/>
      <text:p text:style-name="P27">Que se passe-t-il ici ? La fonction <text:span text:style-name="T1">say_hello </text:span>devient une instance de la classe <text:span text:style-name="T1">ExecCounter</text:span>. Lorsqu'elle est appelée ensuite, c'est donc la méthode <text:span text:style-name="T1">__call__ </text:span>qui est exécutée, cette méthode enrichissant le comportement de base de la fonction <text:span text:style-name="T1">say_hello</text:span>, mais cette fois au sein d'une instance de classe.</text:p>
      <text:p text:style-name="P27"/>
      <text:p text:style-name="P27"/>
      <text:p text:style-name="P27"/>
      <text:p text:style-name="P27"/>
      <text:p text:style-name="P27"/>
      <text:p text:style-name="P27"/>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1M55S</meta:editing-duration>
    <meta:editing-cycles>7</meta:editing-cycles>
    <meta:generator>OpenOffice/4.1.11$Win32 OpenOffice.org_project/4111m1$Build-9808</meta:generator>
    <dc:date>2022-04-03T12:55:14.74</dc:date>
    <meta:document-statistic meta:table-count="0" meta:image-count="8" meta:object-count="0" meta:page-count="11" meta:paragraph-count="233" meta:word-count="1689" meta:character-count="12535"/>
    <meta:user-defined meta:name="Info 1"/>
    <meta:user-defined meta:name="Info 2"/>
    <meta:user-defined meta:name="Info 3"/>
    <meta:user-defined meta:name="Info 4"/>
  </office:meta>
</office:document-meta>
</file>